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6b40" officeooo:paragraph-rsid="000d6b40"/>
    </style:style>
    <style:style style:name="P2" style:family="paragraph" style:parent-style-name="Standard">
      <style:text-properties officeooo:paragraph-rsid="000d6f44"/>
    </style:style>
    <style:style style:name="P3" style:family="paragraph" style:parent-style-name="Standard">
      <style:text-properties officeooo:rsid="000d94e2" officeooo:paragraph-rsid="000d94e2"/>
    </style:style>
    <style:style style:name="P4" style:family="paragraph" style:parent-style-name="Standard">
      <style:text-properties officeooo:rsid="000e499f" officeooo:paragraph-rsid="000e499f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d3d4" officeooo:paragraph-rsid="000fd3d4" fo:background-color="#ffff00" style:font-weight-asian="bold" style:font-weight-complex="bold"/>
    </style:style>
    <style:style style:name="P6" style:family="paragraph" style:parent-style-name="Standard">
      <style:text-properties officeooo:rsid="000fd3d4" officeooo:paragraph-rsid="000fd3d4"/>
    </style:style>
    <style:style style:name="P7" style:family="paragraph" style:parent-style-name="Standard">
      <style:text-properties officeooo:rsid="00143bdb" officeooo:paragraph-rsid="00143bdb"/>
    </style:style>
    <style:style style:name="P8" style:family="paragraph" style:parent-style-name="Standard">
      <style:text-properties officeooo:rsid="0016b8b3" officeooo:paragraph-rsid="0016b8b3"/>
    </style:style>
    <style:style style:name="P9" style:family="paragraph" style:parent-style-name="Standard">
      <style:text-properties officeooo:paragraph-rsid="00143bdb"/>
    </style:style>
    <style:style style:name="P10" style:family="paragraph" style:parent-style-name="Standard">
      <style:text-properties officeooo:rsid="001afa20" officeooo:paragraph-rsid="001afa20"/>
    </style:style>
    <style:style style:name="P11" style:family="paragraph" style:parent-style-name="Standard" style:list-style-name="L1">
      <style:text-properties officeooo:paragraph-rsid="000d6f44"/>
    </style:style>
    <style:style style:name="P12" style:family="paragraph" style:parent-style-name="Standard" style:list-style-name="L1">
      <style:text-properties officeooo:paragraph-rsid="00143bdb"/>
    </style:style>
    <style:style style:name="P13" style:family="paragraph" style:parent-style-name="Standard" style:list-style-name="L1">
      <style:text-properties officeooo:rsid="000d6b40" officeooo:paragraph-rsid="000d6b40"/>
    </style:style>
    <style:style style:name="P14" style:family="paragraph" style:parent-style-name="Standard" style:list-style-name="L1">
      <style:text-properties officeooo:rsid="0014d8da" officeooo:paragraph-rsid="0014d8da"/>
    </style:style>
    <style:style style:name="P15" style:family="paragraph" style:parent-style-name="Standard" style:list-style-name="L1">
      <style:text-properties officeooo:rsid="000d6f44" officeooo:paragraph-rsid="000d6f44"/>
    </style:style>
    <style:style style:name="P16" style:family="paragraph" style:parent-style-name="Standard" style:list-style-name="L1">
      <style:text-properties officeooo:rsid="000d94e2" officeooo:paragraph-rsid="000d94e2"/>
    </style:style>
    <style:style style:name="P17" style:family="paragraph" style:parent-style-name="Standard" style:list-style-name="L1">
      <style:text-properties officeooo:rsid="000e499f" officeooo:paragraph-rsid="000e499f"/>
    </style:style>
    <style:style style:name="P18" style:family="paragraph" style:parent-style-name="Standard" style:list-style-name="L1">
      <style:text-properties officeooo:rsid="000fd3d4" officeooo:paragraph-rsid="000fd3d4"/>
    </style:style>
    <style:style style:name="P19" style:family="paragraph" style:parent-style-name="Standard" style:list-style-name="L1">
      <style:text-properties officeooo:rsid="000fd3d4" officeooo:paragraph-rsid="0010d863"/>
    </style:style>
    <style:style style:name="P20" style:family="paragraph" style:parent-style-name="Standard" style:list-style-name="L2">
      <style:text-properties officeooo:rsid="0010d863" officeooo:paragraph-rsid="0019650d"/>
    </style:style>
    <style:style style:name="P21" style:family="paragraph" style:parent-style-name="Standard" style:list-style-name="L2">
      <style:text-properties officeooo:rsid="0019650d" officeooo:paragraph-rsid="0019650d"/>
    </style:style>
    <style:style style:name="P22" style:family="paragraph" style:parent-style-name="Standard" style:list-style-name="L1">
      <style:text-properties officeooo:rsid="0012de88" officeooo:paragraph-rsid="0012de88"/>
    </style:style>
    <style:style style:name="P23" style:family="paragraph" style:parent-style-name="Standard" style:list-style-name="L1">
      <style:text-properties officeooo:rsid="00143bdb" officeooo:paragraph-rsid="00143bdb"/>
    </style:style>
    <style:style style:name="P24" style:family="paragraph" style:parent-style-name="Standard" style:list-style-name="L1">
      <style:text-properties officeooo:rsid="0016b8b3" officeooo:paragraph-rsid="0016b8b3"/>
    </style:style>
    <style:style style:name="P25" style:family="paragraph" style:parent-style-name="Standard" style:list-style-name="L3">
      <style:text-properties officeooo:rsid="0017a56a" officeooo:paragraph-rsid="0017a56a"/>
    </style:style>
    <style:style style:name="P26" style:family="paragraph" style:parent-style-name="Preformatted_20_Text" style:list-style-name="L2">
      <style:text-properties officeooo:rsid="0010d863" officeooo:paragraph-rsid="0019650d"/>
    </style:style>
    <style:style style:name="T1" style:family="text">
      <style:text-properties officeooo:rsid="000fd3d4"/>
    </style:style>
    <style:style style:name="T2" style:family="text">
      <style:text-properties officeooo:rsid="0012de88"/>
    </style:style>
    <style:style style:name="T3" style:family="text">
      <style:text-properties officeooo:rsid="0017a56a"/>
    </style:style>
    <style:style style:name="T4" style:family="text">
      <style:text-properties officeooo:rsid="001965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MONLY USED GIT COMMANDS</text:p>
      <text:list xml:id="list2976061763204338006" text:style-name="L1">
        <text:list-header>
          <text:p text:style-name="P13"/>
        </text:list-header>
        <text:list-item>
          <text:p text:style-name="P13">cd <text:s/>c/repos</text:p>
        </text:list-item>
        <text:list-item>
          <text:p text:style-name="P13">git init git_demo</text:p>
        </text:list-item>
        <text:list-item>
          <text:p text:style-name="P13">cd git_demo</text:p>
        </text:list-item>
        <text:list-item>
          <text:p text:style-name="P13">notepad README.md ( save and close)</text:p>
        </text:list-item>
      </text:list>
      <text:p text:style-name="P1"/>
      <text:list xml:id="list10720868303352" text:continue-numbering="true" text:style-name="L1">
        <text:list-item>
          <text:p text:style-name="P13">git status</text:p>
        </text:list-item>
        <text:list-item>
          <text:p text:style-name="P14">git status <text:s/>-s</text:p>
        </text:list-item>
        <text:list-item>
          <text:p text:style-name="P13">git add [file_name] <text:tab/><text:tab/><text:tab/>( just to add one file)</text:p>
        </text:list-item>
        <text:list-item>
          <text:p text:style-name="P13">git add .<text:tab/><text:tab/><text:tab/><text:tab/>( add all files)</text:p>
        </text:list-item>
      </text:list>
      <text:p text:style-name="P1"/>
      <text:list xml:id="list10719068287343" text:continue-numbering="true" text:style-name="L1">
        <text:list-item>
          <text:p text:style-name="P15">git add README.md</text:p>
        </text:list-item>
        <text:list-item>
          <text:p text:style-name="P15">git commit -m [message]</text:p>
        </text:list-item>
        <text:list-item>
          <text:p text:style-name="P15">git status</text:p>
        </text:list-item>
        <text:list-item>
          <text:p text:style-name="P15">&lt;now make changes to the file&gt;</text:p>
        </text:list-item>
        <text:list-item>
          <text:p text:style-name="P15">git commit <text:s/>-m “ update on the file is done”</text:p>
        </text:list-item>
      </text:list>
      <text:p text:style-name="P2"/>
      <text:list xml:id="list10721092228317" text:continue-numbering="true" text:style-name="L1">
        <text:list-item>
          <text:p text:style-name="P15">git branch [branch_name]</text:p>
        </text:list-item>
        <text:list-item>
          <text:p text:style-name="P15">git checkout [branch_name]<text:tab/><text:tab/><text:tab/>( go to the branch)</text:p>
        </text:list-item>
        <text:list-item>
          <text:p text:style-name="P15">git <text:s/>checkout -b [branch_name] <text:tab/><text:tab/>(create and go to the branch)</text:p>
        </text:list-item>
        <text:list-item>
          <text:p text:style-name="P16">git branch -D [branch_name]<text:tab/><text:tab/><text:tab/>( delete the branch)</text:p>
        </text:list-item>
      </text:list>
      <text:p text:style-name="P3"/>
      <text:list xml:id="list10721046218377" text:continue-numbering="true" text:style-name="L1">
        <text:list-item>
          <text:p text:style-name="P16">git merge [branch_name]</text:p>
        </text:list-item>
        <text:list-item>
          <text:p text:style-name="P16">git pull [remote] [branch]</text:p>
        </text:list-item>
        <text:list-item>
          <text:p text:style-name="P16">git push [remote] [branch]</text:p>
        </text:list-item>
      </text:list>
      <text:p text:style-name="P3"/>
      <text:list xml:id="list10719026605776" text:continue-numbering="true" text:style-name="L1">
        <text:list-item>
          <text:p text:style-name="P17">git clone [url of remote repos]<text:tab/><text:tab/><text:span text:style-name="T1">( to bring in other repo to local env)</text:span></text:p>
        </text:list-item>
      </text:list>
      <text:p text:style-name="P4"/>
      <text:list xml:id="list10720245932783" text:continue-numbering="true" text:style-name="L1">
        <text:list-item>
          <text:p text:style-name="P18">git remote add origin master<text:tab/><text:tab/><text:tab/>( to add remote to local env)</text:p>
        </text:list-item>
        <text:list-item>
          <text:p text:style-name="P19">git push -u origin master<text:tab/><text:tab/><text:tab/>(to push local to remote , -u to be used</text:p>
        </text:list-item>
      </text:list>
      <text:p text:style-name="P6"><text:tab/><text:tab/><text:tab/><text:tab/><text:tab/><text:tab/><text:tab/>( only at first time)</text:p>
      <text:p text:style-name="P6"/>
      <text:p text:style-name="P6"/>
      <text:list xml:id="list9221976261412155201" text:style-name="L2">
        <text:list-item>
          <text:p text:style-name="P20">git log <text:tab/><text:tab/><text:tab/><text:tab/><text:tab/><text:tab/>(to see all versions info)</text:p>
        </text:list-item>
        <text:list-item>
          <text:p text:style-name="P21">git log -p -2 ( to see patches)</text:p>
        </text:list-item>
        <text:list-item>
          <text:p text:style-name="P20"><text:span text:style-name="T4">git log --stat</text:span> </text:p>
        </text:list-item>
        <text:list-item>
          <text:p text:style-name="P26"><text:span text:style-name="Source_20_Text">git log --graph --all --decorate --oneline</text:span></text:p>
          <text:p text:style-name="P20"/>
        </text:list-item>
      </text:list>
      <text:list xml:id="list10719669449001" text:continue-list="list10720245932783" text:style-name="L1">
        <text:list-header>
          <text:p text:style-name="P11"/>
        </text:list-header>
      </text:list>
      <text:p text:style-name="P2"/>
      <text:list xml:id="list10721114033757" text:continue-numbering="true" text:style-name="L1">
        <text:list-item>
          <text:p text:style-name="P22">git config –global user.name “pjaywant”</text:p>
        </text:list-item>
        <text:list-item>
          <text:p text:style-name="P12"><text:span text:style-name="T2">git config –global <text:s/>user.email “</text:span><text:a xlink:type="simple" xlink:href="mailto:jipsyjoly@gmail.com" text:style-name="Internet_20_link" text:visited-style-name="Visited_20_Internet_20_Link"><text:span text:style-name="T2">jipsyjoly@gmail.com</text:span></text:a><text:span text:style-name="T2">”</text:span></text:p>
        </text:list-item>
        <text:list-item>
          <text:p text:style-name="P23">git config –list </text:p>
        </text:list-item>
      </text:list>
      <text:p text:style-name="P7"/>
      <text:list xml:id="list10719216822592" text:continue-numbering="true" text:style-name="L1">
        <text:list-item>
          <text:p text:style-name="P23">git diff (what you have changed but not yet staged)</text:p>
        </text:list-item>
        <text:list-item>
          <text:p text:style-name="P24">git diff –staged ( comapres staged changes to last commit)</text:p>
        </text:list-item>
      </text:list>
      <text:p text:style-name="P8"/>
      <text:p text:style-name="P8"/>
      <text:p text:style-name="P8"><text:tab/><text:span text:style-name="T3">Removing files - </text:span></text:p>
      <text:p text:style-name="P8"><text:soft-page-break/><text:tab/></text:p>
      <text:list xml:id="list6252198444397556102" text:style-name="L3">
        <text:list-item>
          <text:p text:style-name="P25">git rm Projects.md <text:s/>( Remove Projects.md from tracking)</text:p>
        </text:list-item>
        <text:list-item>
          <text:p text:style-name="P25">git mv Projects.md New_Projects.md ( Rename the file)</text:p>
        </text:list-item>
      </text:list>
      <text:p text:style-name="P9"/>
      <text:p text:style-name="P10">testing .....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8:00.018012713</meta:creation-date>
    <dc:date>2019-08-31T01:07:18.745564516</dc:date>
    <meta:editing-duration>PT1H10M24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270" meta:character-count="1338" meta:non-whitespace-character-count="1107"/>
  </office:meta>
</office:document-meta>
</file>